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officeooo:rsid="001e9984" officeooo:paragraph-rsid="001e9984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officeooo:rsid="001e9984" officeooo:paragraph-rsid="001e9984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officeooo:rsid="00212f89" officeooo:paragraph-rsid="00212f89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officeooo:rsid="0025a250" officeooo:paragraph-rsid="0025a250"/>
    </style:style>
    <style:style style:name="P5" style:family="paragraph" style:parent-style-name="Standard">
      <style:paragraph-properties fo:text-align="center" style:justify-single-word="false"/>
      <style:text-properties fo:font-size="12pt" fo:language="en" fo:country="US" officeooo:rsid="0027819e" officeooo:paragraph-rsid="0027819e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officeooo:rsid="0028938d" officeooo:paragraph-rsid="0028938d"/>
    </style:style>
    <style:style style:name="P7" style:family="paragraph" style:parent-style-name="Standard">
      <style:paragraph-properties fo:text-align="start" style:justify-single-word="false"/>
      <style:text-properties fo:font-size="12pt" fo:language="en" fo:country="US" officeooo:rsid="002abc5f" officeooo:paragraph-rsid="002abc5f"/>
    </style:style>
    <style:style style:name="P8" style:family="paragraph" style:parent-style-name="Standard">
      <style:paragraph-properties fo:text-align="start" style:justify-single-word="false"/>
      <style:text-properties fo:font-size="12pt" fo:language="en" fo:country="US" officeooo:rsid="002c5d83" officeooo:paragraph-rsid="002c5d83"/>
    </style:style>
    <style:style style:name="P9" style:family="paragraph" style:parent-style-name="Standard">
      <style:paragraph-properties fo:text-align="center" style:justify-single-word="false"/>
      <style:text-properties fo:font-size="14pt" fo:language="en" fo:country="US" officeooo:rsid="0027819e" officeooo:paragraph-rsid="0027819e"/>
    </style:style>
    <style:style style:name="T1" style:family="text">
      <style:text-properties officeooo:rsid="00207277"/>
    </style:style>
    <style:style style:name="T2" style:family="text">
      <style:text-properties officeooo:rsid="0022da7c"/>
    </style:style>
    <style:style style:name="T3" style:family="text">
      <style:text-properties officeooo:rsid="0027313e"/>
    </style:style>
    <style:style style:name="T4" style:family="text">
      <style:text-properties officeooo:rsid="0029f1ef"/>
    </style:style>
    <style:style style:name="T5" style:family="text">
      <style:text-properties officeooo:rsid="002cbdca"/>
    </style:style>
    <style:style style:name="T6" style:family="text">
      <style:text-properties officeooo:rsid="002e24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 playing a team sport the best way to get fit?</text:p>
      <text:p text:style-name="P1"/>
      <text:p text:style-name="P2">In my opinion the best way to get fit depends a lot on the person, not everyone will like exercising the same way, <text:span text:style-name="T1">however is generally accepted that exercising in groups with friends makes it easier to stay focused and keep a routine.</text:span></text:p>
      <text:p text:style-name="P2"/>
      <text:p text:style-name="P3">Another advantage of playing in a sport fit to get fit is the convenience. It’s hard to stay fit when you don’t have much time, being in a sport team depending on which level you’re playing at it might even be your job to play, so keeping up with it becomes a responsibility <text:span text:style-name="T2">and we don’t see it as something that’s adding to our daily routine, but a part of it.</text:span></text:p>
      <text:p text:style-name="P3"/>
      <text:p text:style-name="P4">For me the most important factor is the fun you have, the reason why most people get discouraged to keep working out is boredom, staring at a wall while you bike on a static bike can get boring. Playing a sport <text:span text:style-name="T3">i</text:span>s <text:span text:style-name="T3">not only exercising but also </text:span>having fun with your friends.</text:p>
      <text:p text:style-name="P4"/>
      <text:p text:style-name="P9">Articles wanted! Music</text:p>
      <text:p text:style-name="P5"/>
      <text:p text:style-name="P6"><text:span text:style-name="T6">I listen to all kind of music and I keep changing and discovering new music</text:span>, songs and bands I thought there was no way I would ever like became favorites years or even months later. <text:span text:style-name="T4">It always played an important role in my life, music transmits feelings through sound, that’s why it’s one of my biggest joys in life, I don’t know how I would live without it.</text:span></text:p>
      <text:p text:style-name="P6"/>
      <text:p text:style-name="P7">I enjoy almost every kind of music with some exceptions, in general songs that I think don’t have any rhythm <text:s/>like certain raps, I think they’re just bland. On the other hand lately I’ve been enjoying a lot of indie music, somewhere between rock and pop. I also enjoy classical music, as long as it has some kind of rhythm I’ll like it.</text:p>
      <text:p text:style-name="P7"/>
      <text:p text:style-name="P8">I don’t listen to it always alone of course, I have friends that have similar music tastes, however, it’s hard to find someone with the same spectrum of music that I listen to, so even though they like the music I listen to, they don’t like everything I listen to. But that’s fine as long as we can both have a good time enjoying <text:span text:style-name="T5">some </text:span>tun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3:14:01.620088359</meta:creation-date>
    <dc:date>2022-08-26T16:26:10.633932758</dc:date>
    <meta:editing-duration>PT1H27M43S</meta:editing-duration>
    <meta:editing-cycles>16</meta:editing-cycles>
    <meta:generator>LibreOffice/7.3.5.2$Linux_X86_64 LibreOffice_project/30$Build-2</meta:generator>
    <meta:print-date>2022-08-26T16:27:22.772105019</meta:print-date>
    <meta:document-statistic meta:table-count="0" meta:image-count="0" meta:object-count="0" meta:page-count="1" meta:paragraph-count="8" meta:word-count="377" meta:character-count="1974" meta:non-whitespace-character-count="1604"/>
  </office:meta>
</office:document-meta>
</file>